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16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186)">
            <text:p>sn(18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20">
            <text:p>2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57">
            <text:p>57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c.p.</text:p>
          </table:table-cell>
          <table:table-cell table:style-name="ce15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2">
            <text:p>12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7" office:value-type="string">
            <text:p>song</text:p>
          </table:table-cell>
          <table:table-cell table:style-name="ce29" table:formula="of:=COUNTIF(range_genre;[.M15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4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frase</text:p>
          </table:table-cell>
          <table:table-cell table:style-name="ce15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harmony</text:p>
          </table:table-cell>
          <table:table-cell table:style-name="ce15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ch=LH;move;position,fret=3-5,str=6-5-4,R=1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,k.E,memo+</text:p>
          </table:table-cell>
          <table:table-cell table:style-name="ce15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rev,(f-45),file=0918-3</text:p>
          </table:table-cell>
          <table:table-cell table:style-name="ce15" office:value-type="string">
            <text:p>2019-09-23_18-15-21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5" office:value-type="string">
            <text:p>2019-09-23_18-15-21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7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4T08:14:58.58">
            <text:p>2019/9/24 8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h-19</text:p>
          </table:table-cell>
          <table:table-cell table:style-name="ce18" office:value-type="string">
            <text:p>,k.A,note=1-3-4-5,k.D </text:p>
          </table:table-cell>
          <table:table-cell table:style-name="ce18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te-12</text:p>
          </table:table-cell>
          <table:table-cell table:style-name="ce18" office:value-type="string">
            <text:p>,theme=harmonics+normal</text:p>
          </table:table-cell>
          <table:table-cell table:style-name="ce18" office:value-type="string">
            <text:p>R=1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ch-20</text:p>
          </table:table-cell>
          <table:table-cell table:style-name="ce18" office:value-type="string">
            <text:p>,note=1-3-5m-5 </text:p>
          </table:table-cell>
          <table:table-cell table:style-name="ce18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s-1</text:p>
          </table:table-cell>
          <table:table-cell table:style-name="ce18" office:value-type="string">
            <text:p>v-1</text:p>
          </table:table-cell>
          <table:table-cell table:style-name="ce18" office:value-type="string">
            <text:p>rev,(f-45),file=0918-3</text:p>
          </table:table-cell>
          <table:table-cell office:value-type="string">
            <text:p>R=2 </text:p>
          </table:table-cell>
          <table:table-cell table:number-columns-repeated="1013"/>
        </table:table-row>
        <table:table-row table:style-name="ro6">
          <table:table-cell table:number-columns-repeated="3"/>
          <table:table-cell office:value-type="float" office:value="5">
            <text:p>5</text:p>
          </table:table-cell>
          <table:table-cell table:style-name="ce18" office:value-type="string">
            <text:p>s-1</text:p>
          </table:table-cell>
          <table:table-cell table:style-name="ce18" office:value-type="string">
            <text:p>v-2,(f-45),inst=g+h</text:p>
          </table:table-cell>
          <table:table-cell table:style-name="ce18" office:value-type="string">
            <text:p>R=3</text:p>
          </table:table-cell>
          <table:table-cell office:value-type="string">
            <text:p>R=4;msr.4</text:p>
          </table:table-cell>
          <table:table-cell office:value-type="string">
            <text:p>var</text:p>
          </table:table-cell>
          <table:table-cell office:value-type="string">
            <text:p>R=5,msr.4</text:p>
          </table:table-cell>
          <table:table-cell office:value-type="string">
            <text:p>var</text:p>
          </table:table-cell>
          <table:table-cell table:number-columns-repeated="1010"/>
        </table:table-row>
        <table:table-row table:style-name="ro6" table:number-rows-repeated="2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248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249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250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251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252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12" table:formula="of:=[.D253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256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257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258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 table:number-rows-repeated="1048300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8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11cm" draw:caption-point-x="-0.672cm" draw:caption-point-y="0.308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4T08:14:58.73">
            <text:p>2019/9/24 8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number-columns-repeated="10"/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1),f-1</text:p>
          </table:table-cell>
          <table:table-cell table:style-name="ce18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2),c.p.-1</text:p>
          </table:table-cell>
          <table:table-cell table:style-name="ce18" office:value-type="string">
            <text:p>chords=C△-D△-E7 </text:p>
          </table:table-cell>
          <table:table-cell table:number-columns-repeated="3"/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3),LH.movement-1.N</text:p>
          </table:table-cell>
          <table:table-cell table:style-name="ce18"/>
          <table:table-cell table:number-columns-repeated="3"/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1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2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3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102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39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4T08:14:58.88">
            <text:p>2019/9/24 8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403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174" table:contains-header="false">
          <table:sort>
            <table:sort-by table:field-number="8" table:data-type="automatic"/>
            <table:sort-by table:field-number="0" table:data-type="automatic"/>
          </table:sort>
        </table:database-range>
        <table:database-range table:name="range_all_data" table:target-range-address="gt.A2:gt.I23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230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230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2019/09/24</text:date>, <text:time>08:1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24T08:14:58.13</dc:date>
    <dc:creator>iwabuchi ken</dc:creator>
    <meta:editing-duration>P1DT6H27M53S</meta:editing-duration>
    <meta:editing-cycles>174</meta:editing-cycles>
    <meta:generator>OpenOffice/4.1.3$Win32 OpenOffice.org_project/413m1$Build-9783</meta:generator>
    <meta:document-statistic meta:table-count="3" meta:cell-count="2605" meta:object-count="0"/>
    <meta:user-defined meta:name="sheets-banding"/>
    <meta:user-defined meta:name="sheets-original-selection"/>
  </office:meta>
</office:document-meta>
</file>